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employA.2008</text:p>
          </table:table-cell>
          <table:table-cell office:value-type="float" office:value="3.19" calcext:value-type="float">
            <text:p>3.19</text:p>
          </table:table-cell>
          <table:table-cell office:value-type="float" office:value="-16.439" calcext:value-type="float">
            <text:p>(16.439)</text:p>
          </table:table-cell>
          <table:table-cell office:value-type="float" office:value="0.846" calcext:value-type="float">
            <text:p>0.846</text:p>
          </table:table-cell>
          <table:table-cell office:value-type="float" office:value="0.649" calcext:value-type="float">
            <text:p>0.649</text:p>
          </table:table-cell>
          <table:table-cell office:value-type="float" office:value="-1.666" calcext:value-type="float">
            <text:p>(1.666)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<text:a xlink:href="http://www.census.gov/cgi-bin/sssd/naics/naicsrch?chart_code=11&amp;search=2012%20NAICS%20Search" xlink:type="simple">11</text:a></text:p>
          </table:table-cell>
          <table:table-cell office:value-type="string" calcext:value-type="string">
            <text:p>Agriculture, Forestry, Fishing and Hunting</text:p>
          </table:table-cell>
          <table:table-cell table:formula="of:=CONCATENATE([.I2]; &quot; (&quot;; [.H2]; &quot;)&quot;)" office:value-type="string" office:string-value="Agriculture, Forestry, Fishing and Hunting (11)" calcext:value-type="string">
            <text:p>Agriculture, Forestry, Fishing and Hunting (11)</text:p>
          </table:table-cell>
        </table:table-row>
        <table:table-row table:style-name="ro3">
          <table:table-cell office:value-type="string" calcext:value-type="string">
            <text:p>employA.10.2008</text:p>
          </table:table-cell>
          <table:table-cell office:value-type="float" office:value="0.855" calcext:value-type="float">
            <text:p>0.855</text:p>
          </table:table-cell>
          <table:table-cell office:value-type="float" office:value="-1.346" calcext:value-type="float">
            <text:p>(1.346)</text:p>
          </table:table-cell>
          <table:table-cell office:value-type="float" office:value="0.525" calcext:value-type="float">
            <text:p>0.525</text:p>
          </table:table-cell>
          <table:table-cell office:value-type="float" office:value="1.42" calcext:value-type="float">
            <text:p>1.42</text:p>
          </table:table-cell>
          <table:table-cell office:value-type="float" office:value="-4.061" calcext:value-type="float">
            <text:p>(4.061)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<text:a xlink:href="http://www.census.gov/cgi-bin/sssd/naics/naicsrch?chart_code=21&amp;search=2012%20NAICS%20Search" xlink:type="simple">21</text:a></text:p>
          </table:table-cell>
          <table:table-cell office:value-type="string" calcext:value-type="string">
            <text:p>Mining</text:p>
          </table:table-cell>
          <table:table-cell table:formula="of:=CONCATENATE([.I3]; &quot; (&quot;; [.H3]; &quot;)&quot;)" office:value-type="string" office:string-value="Mining (21)" calcext:value-type="string">
            <text:p>Mining (21)</text:p>
          </table:table-cell>
        </table:table-row>
        <table:table-row table:style-name="ro2">
          <table:table-cell office:value-type="string" calcext:value-type="string">
            <text:p>Agriculture, Forestry, Fishing and Hunting (11)</text:p>
          </table:table-cell>
          <table:table-cell office:value-type="float" office:value="0.608" calcext:value-type="float">
            <text:p>0.608</text:p>
          </table:table-cell>
          <table:table-cell office:value-type="float" office:value="-0.946" calcext:value-type="float">
            <text:p>(0.946)</text:p>
          </table:table-cell>
          <table:table-cell office:value-type="float" office:value="0.52" calcext:value-type="float">
            <text:p>0.52</text:p>
          </table:table-cell>
          <table:table-cell office:value-type="float" office:value="0.791" calcext:value-type="float">
            <text:p>0.791</text:p>
          </table:table-cell>
          <table:table-cell office:value-type="float" office:value="-1.864" calcext:value-type="float">
            <text:p>(1.864)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<text:a xlink:href="http://www.census.gov/cgi-bin/sssd/naics/naicsrch?chart_code=22&amp;search=2012%20NAICS%20Search" xlink:type="simple">22</text:a></text:p>
          </table:table-cell>
          <table:table-cell office:value-type="string" calcext:value-type="string">
            <text:p>Utilities</text:p>
          </table:table-cell>
          <table:table-cell table:formula="of:=CONCATENATE([.I4]; &quot; (&quot;; [.H4]; &quot;)&quot;)" office:value-type="string" office:string-value="Utilities (22)" calcext:value-type="string">
            <text:p>Utilities (22)</text:p>
          </table:table-cell>
        </table:table-row>
        <table:table-row table:style-name="ro1">
          <table:table-cell office:value-type="string" calcext:value-type="string">
            <text:p>Mining (21)</text:p>
          </table:table-cell>
          <table:table-cell office:value-type="float" office:value="0.661" calcext:value-type="float">
            <text:p>0.661</text:p>
          </table:table-cell>
          <table:table-cell office:value-type="float" office:value="-0.734" calcext:value-type="float">
            <text:p>(0.734)</text:p>
          </table:table-cell>
          <table:table-cell office:value-type="float" office:value="0.368" calcext:value-type="float">
            <text:p>0.368</text:p>
          </table:table-cell>
          <table:table-cell office:value-type="float" office:value="0.472" calcext:value-type="float">
            <text:p>0.472</text:p>
          </table:table-cell>
          <table:table-cell office:value-type="float" office:value="-1.276" calcext:value-type="float">
            <text:p>(1.276)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<text:a xlink:href="http://www.census.gov/cgi-bin/sssd/naics/naicsrch?chart_code=23&amp;search=2012%20NAICS%20Search" xlink:type="simple">23</text:a></text:p>
          </table:table-cell>
          <table:table-cell office:value-type="string" calcext:value-type="string">
            <text:p>Construction</text:p>
          </table:table-cell>
          <table:table-cell table:formula="of:=CONCATENATE([.I5]; &quot; (&quot;; [.H5]; &quot;)&quot;)" office:value-type="string" office:string-value="Construction (23)" calcext:value-type="string">
            <text:p>Construction (23)</text:p>
          </table:table-cell>
        </table:table-row>
        <table:table-row table:style-name="ro3">
          <table:table-cell office:value-type="string" calcext:value-type="string">
            <text:p>Utilities (22)</text:p>
          </table:table-cell>
          <table:table-cell office:value-type="float" office:value="0.162" calcext:value-type="float">
            <text:p>0.162</text:p>
          </table:table-cell>
          <table:table-cell office:value-type="float" office:value="-0.684" calcext:value-type="float">
            <text:p>(0.684)</text:p>
          </table:table-cell>
          <table:table-cell office:value-type="float" office:value="0.813" calcext:value-type="float">
            <text:p>0.813</text:p>
          </table:table-cell>
          <table:table-cell office:value-type="float" office:value="0.0663" calcext:value-type="float">
            <text:p>0.0663</text:p>
          </table:table-cell>
          <table:table-cell office:value-type="float" office:value="-0.209" calcext:value-type="float">
            <text:p>(0.209)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<text:a xlink:href="http://www.census.gov/cgi-bin/sssd/naics/naicsrch?chart_code=31&amp;search=2012%20NAICS%20Search" xlink:type="simple">31-33</text:a></text:p>
          </table:table-cell>
          <table:table-cell office:value-type="string" calcext:value-type="string">
            <text:p>Manufacturing</text:p>
          </table:table-cell>
          <table:table-cell table:formula="of:=CONCATENATE([.I6]; &quot; (&quot;; [.H6]; &quot;)&quot;)" office:value-type="string" office:string-value="Manufacturing (31-33)" calcext:value-type="string">
            <text:p>Manufacturing (31-33)</text:p>
          </table:table-cell>
        </table:table-row>
        <table:table-row table:style-name="ro3">
          <table:table-cell office:value-type="string" calcext:value-type="string">
            <text:p>Construction (23)</text:p>
          </table:table-cell>
          <table:table-cell office:value-type="float" office:value="0.438" calcext:value-type="float">
            <text:p>0.438</text:p>
          </table:table-cell>
          <table:table-cell office:value-type="float" office:value="-0.914" calcext:value-type="float">
            <text:p>(0.914)</text:p>
          </table:table-cell>
          <table:table-cell office:value-type="float" office:value="0.632" calcext:value-type="float">
            <text:p>0.632</text:p>
          </table:table-cell>
          <table:table-cell office:value-type="float" office:value="-2.19" calcext:value-type="float">
            <text:p>-2.19</text:p>
          </table:table-cell>
          <table:table-cell office:value-type="float" office:value="-7.208" calcext:value-type="float">
            <text:p>(7.208)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<text:a xlink:href="http://www.census.gov/cgi-bin/sssd/naics/naicsrch?chart_code=42&amp;search=2012%20NAICS%20Search" xlink:type="simple">42</text:a></text:p>
          </table:table-cell>
          <table:table-cell office:value-type="string" calcext:value-type="string">
            <text:p>Wholesale Trade</text:p>
          </table:table-cell>
          <table:table-cell table:formula="of:=CONCATENATE([.I7]; &quot; (&quot;; [.H7]; &quot;)&quot;)" office:value-type="string" office:string-value="Wholesale Trade (42)" calcext:value-type="string">
            <text:p>Wholesale Trade (42)</text:p>
          </table:table-cell>
        </table:table-row>
        <table:table-row table:style-name="ro3">
          <table:table-cell office:value-type="string" calcext:value-type="string">
            <text:p>Manufacturing (31-33)</text:p>
          </table:table-cell>
          <table:table-cell office:value-type="float" office:value="6.48" calcext:value-type="float">
            <text:p>6.48</text:p>
          </table:table-cell>
          <table:table-cell office:value-type="float" office:value="-31.14" calcext:value-type="float">
            <text:p>(31.140)</text:p>
          </table:table-cell>
          <table:table-cell office:value-type="float" office:value="0.835" calcext:value-type="float">
            <text:p>0.835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-1.699" calcext:value-type="float">
            <text:p>(1.699)</text:p>
          </table:table-cell>
          <table:table-cell office:value-type="float" office:value="0.983" calcext:value-type="float">
            <text:p>0.983</text:p>
          </table:table-cell>
          <table:table-cell office:value-type="string" calcext:value-type="string">
            <text:p><text:a xlink:href="http://www.census.gov/cgi-bin/sssd/naics/naicsrch?chart_code=44&amp;search=2012%20NAICS%20Search" xlink:type="simple">44-45</text:a></text:p>
          </table:table-cell>
          <table:table-cell office:value-type="string" calcext:value-type="string">
            <text:p>Retail Trade</text:p>
          </table:table-cell>
          <table:table-cell table:formula="of:=CONCATENATE([.I8]; &quot; (&quot;; [.H8]; &quot;)&quot;)" office:value-type="string" office:string-value="Retail Trade (44-45)" calcext:value-type="string">
            <text:p>Retail Trade (44-45)</text:p>
          </table:table-cell>
        </table:table-row>
        <table:table-row table:style-name="ro4">
          <table:table-cell office:value-type="string" calcext:value-type="string">
            <text:p>Wholesale Trade (42)</text:p>
          </table:table-cell>
          <table:table-cell office:value-type="float" office:value="0.22" calcext:value-type="float">
            <text:p>0.22</text:p>
          </table:table-cell>
          <table:table-cell office:value-type="float" office:value="-2.225" calcext:value-type="float">
            <text:p>(2.225)</text:p>
          </table:table-cell>
          <table:table-cell office:value-type="float" office:value="0.921" calcext:value-type="float">
            <text:p>0.921</text:p>
          </table:table-cell>
          <table:table-cell office:value-type="float" office:value="0.755" calcext:value-type="float">
            <text:p>0.755</text:p>
          </table:table-cell>
          <table:table-cell office:value-type="float" office:value="-1.041" calcext:value-type="float">
            <text:p>(1.041)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<text:a xlink:href="http://www.census.gov/cgi-bin/sssd/naics/naicsrch?chart_code=48&amp;search=2012%20NAICS%20Search" xlink:type="simple">48-49</text:a></text:p>
          </table:table-cell>
          <table:table-cell office:value-type="string" calcext:value-type="string">
            <text:p>Transportation and Warehousing</text:p>
          </table:table-cell>
          <table:table-cell table:formula="of:=CONCATENATE([.I9]; &quot; (&quot;; [.H9]; &quot;)&quot;)" office:value-type="string" office:string-value="Transportation and Warehousing (48-49)" calcext:value-type="string">
            <text:p>Transportation and Warehousing (48-49)</text:p>
          </table:table-cell>
        </table:table-row>
        <table:table-row table:style-name="ro3">
          <table:table-cell office:value-type="string" calcext:value-type="string">
            <text:p>Retail Trade (44-45)</text:p>
          </table:table-cell>
          <table:table-cell office:value-type="float" office:value="-0.0979" calcext:value-type="float">
            <text:p>-0.0979</text:p>
          </table:table-cell>
          <table:table-cell office:value-type="float" office:value="-0.246" calcext:value-type="float">
            <text:p>(0.246)</text:p>
          </table:table-cell>
          <table:table-cell office:value-type="float" office:value="0.691" calcext:value-type="float">
            <text:p>0.691</text:p>
          </table:table-cell>
          <table:table-cell office:value-type="float" office:value="-0.671" calcext:value-type="float">
            <text:p>-0.671</text:p>
          </table:table-cell>
          <table:table-cell office:value-type="float" office:value="-6.381" calcext:value-type="float">
            <text:p>(6.381)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<text:a xlink:href="http://www.census.gov/cgi-bin/sssd/naics/naicsrch?chart_code=51&amp;search=2012%20NAICS%20Search" xlink:type="simple">51</text:a></text:p>
          </table:table-cell>
          <table:table-cell office:value-type="string" calcext:value-type="string">
            <text:p>Information</text:p>
          </table:table-cell>
          <table:table-cell table:formula="of:=CONCATENATE([.I10]; &quot; (&quot;; [.H10]; &quot;)&quot;)" office:value-type="string" office:string-value="Information (51)" calcext:value-type="string">
            <text:p>Information (51)</text:p>
          </table:table-cell>
        </table:table-row>
        <table:table-row table:style-name="ro2">
          <table:table-cell office:value-type="string" calcext:value-type="string">
            <text:p>Transportation and Warehousing (48-49)</text:p>
          </table:table-cell>
          <table:table-cell office:value-type="float" office:value="0.689" calcext:value-type="float">
            <text:p>0.689</text:p>
          </table:table-cell>
          <table:table-cell office:value-type="float" office:value="-2.322" calcext:value-type="float">
            <text:p>(2.322)</text:p>
          </table:table-cell>
          <table:table-cell office:value-type="float" office:value="0.767" calcext:value-type="float">
            <text:p>0.76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432" calcext:value-type="float">
            <text:p>(0.432)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<text:a xlink:href="http://www.census.gov/cgi-bin/sssd/naics/naicsrch?chart_code=52&amp;search=2012%20NAICS%20Search" xlink:type="simple">52</text:a></text:p>
          </table:table-cell>
          <table:table-cell office:value-type="string" calcext:value-type="string">
            <text:p>Finance and Insurance</text:p>
          </table:table-cell>
          <table:table-cell table:formula="of:=CONCATENATE([.I11]; &quot; (&quot;; [.H11]; &quot;)&quot;)" office:value-type="string" office:string-value="Finance and Insurance (52)" calcext:value-type="string">
            <text:p>Finance and Insurance (52)</text:p>
          </table:table-cell>
        </table:table-row>
        <table:table-row table:style-name="ro4">
          <table:table-cell office:value-type="string" calcext:value-type="string">
            <text:p>Information (51)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78" calcext:value-type="float">
            <text:p>(1.278)</text:p>
          </table:table-cell>
          <table:table-cell office:value-type="float" office:value="0.627" calcext:value-type="float">
            <text:p>0.627</text:p>
          </table:table-cell>
          <table:table-cell office:value-type="float" office:value="2" calcext:value-type="float">
            <text:p>2</text:p>
          </table:table-cell>
          <table:table-cell office:value-type="float" office:value="-3.951" calcext:value-type="float">
            <text:p>(3.951)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<text:a xlink:href="http://www.census.gov/cgi-bin/sssd/naics/naicsrch?chart_code=53&amp;search=2012%20NAICS%20Search" xlink:type="simple">53</text:a></text:p>
          </table:table-cell>
          <table:table-cell office:value-type="string" calcext:value-type="string">
            <text:p>Real Estate and Rental and Leasing</text:p>
          </table:table-cell>
          <table:table-cell table:formula="of:=CONCATENATE([.I12]; &quot; (&quot;; [.H12]; &quot;)&quot;)" office:value-type="string" office:string-value="Real Estate and Rental and Leasing (53)" calcext:value-type="string">
            <text:p>Real Estate and Rental and Leasing (53)</text:p>
          </table:table-cell>
        </table:table-row>
        <table:table-row table:style-name="ro2">
          <table:table-cell office:value-type="string" calcext:value-type="string">
            <text:p>Finance and Insurance (52)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014" calcext:value-type="float">
            <text:p>(1.014)</text:p>
          </table:table-cell>
          <table:table-cell office:value-type="float" office:value="0.96" calcext:value-type="float">
            <text:p>0.96</text:p>
          </table:table-cell>
          <table:table-cell office:value-type="float" office:value="2.16" calcext:value-type="float">
            <text:p>2.16</text:p>
          </table:table-cell>
          <table:table-cell office:value-type="float" office:value="-52.263" calcext:value-type="float">
            <text:p>(52.263)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<text:a xlink:href="http://www.census.gov/cgi-bin/sssd/naics/naicsrch?chart_code=54&amp;search=2012%20NAICS%20Search" xlink:type="simple">54</text:a></text:p>
          </table:table-cell>
          <table:table-cell office:value-type="string" calcext:value-type="string">
            <text:p>Professional, Scientific, and Technical Services</text:p>
          </table:table-cell>
          <table:table-cell table:formula="of:=CONCATENATE([.I13]; &quot; (&quot;; [.H13]; &quot;)&quot;)" office:value-type="string" office:string-value="Professional, Scientific, and Technical Services (54)" calcext:value-type="string">
            <text:p>Professional, Scientific, and Technical Services (54)</text:p>
          </table:table-cell>
        </table:table-row>
        <table:table-row table:style-name="ro2">
          <table:table-cell office:value-type="string" calcext:value-type="string">
            <text:p>Real Estate and Rental and Leasing (53)</text:p>
          </table:table-cell>
          <table:table-cell office:value-type="float" office:value="0.285" calcext:value-type="float">
            <text:p>0.285</text:p>
          </table:table-cell>
          <table:table-cell office:value-type="float" office:value="-1.11" calcext:value-type="float">
            <text:p>(1.110)</text:p>
          </table:table-cell>
          <table:table-cell office:value-type="float" office:value="0.797" calcext:value-type="float">
            <text:p>0.797</text:p>
          </table:table-cell>
          <table:table-cell office:value-type="float" office:value="0.591" calcext:value-type="float">
            <text:p>0.591</text:p>
          </table:table-cell>
          <table:table-cell office:value-type="float" office:value="-2.609" calcext:value-type="float">
            <text:p>(2.609)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<text:a xlink:href="http://www.census.gov/cgi-bin/sssd/naics/naicsrch?chart_code=55&amp;search=2012%20NAICS%20Search" xlink:type="simple">55</text:a></text:p>
          </table:table-cell>
          <table:table-cell office:value-type="string" calcext:value-type="string">
            <text:p>Management of Companies and Enterprises</text:p>
          </table:table-cell>
          <table:table-cell table:formula="of:=CONCATENATE([.I14]; &quot; (&quot;; [.H14]; &quot;)&quot;)" office:value-type="string" office:string-value="Management of Companies and Enterprises (55)" calcext:value-type="string">
            <text:p>Management of Companies and Enterprises (55)</text:p>
          </table:table-cell>
        </table:table-row>
        <table:table-row table:style-name="ro5">
          <table:table-cell office:value-type="string" calcext:value-type="string">
            <text:p>Professional, Scientific, and Technical Services (54)</text:p>
          </table:table-cell>
          <table:table-cell office:value-type="float" office:value="0.497" calcext:value-type="float">
            <text:p>0.497</text:p>
          </table:table-cell>
          <table:table-cell office:value-type="float" office:value="-0.967" calcext:value-type="float">
            <text:p>(0.967)</text:p>
          </table:table-cell>
          <table:table-cell office:value-type="float" office:value="0.607" calcext:value-type="float">
            <text:p>0.607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1.576" calcext:value-type="float">
            <text:p>(1.576)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<text:a xlink:href="http://www.census.gov/cgi-bin/sssd/naics/naicsrch?chart_code=56&amp;search=2012%20NAICS%20Search" xlink:type="simple">56</text:a></text:p>
          </table:table-cell>
          <table:table-cell office:value-type="string" calcext:value-type="string">
            <text:p>Administrative and Business Support Services</text:p>
          </table:table-cell>
          <table:table-cell table:formula="of:=CONCATENATE([.I15]; &quot; (&quot;; [.H15]; &quot;)&quot;)" office:value-type="string" office:string-value="Administrative and Business Support Services (56)" calcext:value-type="string">
            <text:p>Administrative and Business Support Services (56)</text:p>
          </table:table-cell>
        </table:table-row>
        <table:table-row table:style-name="ro5">
          <table:table-cell office:value-type="string" calcext:value-type="string">
            <text:p>Management of Companies and Enterprises (55)</text:p>
          </table:table-cell>
          <table:table-cell office:value-type="float" office:value="0.47" calcext:value-type="float">
            <text:p>0.47</text:p>
          </table:table-cell>
          <table:table-cell office:value-type="float" office:value="-0.641" calcext:value-type="float">
            <text:p>(0.641)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99" calcext:value-type="float">
            <text:p>0.0199</text:p>
          </table:table-cell>
          <table:table-cell office:value-type="float" office:value="-0.156" calcext:value-type="float">
            <text:p>(0.156)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<text:a xlink:href="http://www.census.gov/cgi-bin/sssd/naics/naicsrch?chart_code=61&amp;search=2012%20NAICS%20Search" xlink:type="simple">61</text:a></text:p>
          </table:table-cell>
          <table:table-cell office:value-type="string" calcext:value-type="string">
            <text:p>Educational Services</text:p>
          </table:table-cell>
          <table:table-cell table:formula="of:=CONCATENATE([.I16]; &quot; (&quot;; [.H16]; &quot;)&quot;)" office:value-type="string" office:string-value="Educational Services (61)" calcext:value-type="string">
            <text:p>Educational Services (61)</text:p>
          </table:table-cell>
        </table:table-row>
        <table:table-row table:style-name="ro5">
          <table:table-cell office:value-type="string" calcext:value-type="string">
            <text:p>Administrative and Business Support Services (56)</text:p>
          </table:table-cell>
          <table:table-cell office:value-type="float" office:value="0.0317" calcext:value-type="float">
            <text:p>0.0317</text:p>
          </table:table-cell>
          <table:table-cell office:value-type="float" office:value="-0.161" calcext:value-type="float">
            <text:p>(0.161)</text:p>
          </table:table-cell>
          <table:table-cell office:value-type="float" office:value="0.844" calcext:value-type="float">
            <text:p>0.844</text:p>
          </table:table-cell>
          <table:table-cell office:value-type="float" office:value="0.462" calcext:value-type="float">
            <text:p>0.462</text:p>
          </table:table-cell>
          <table:table-cell office:value-type="float" office:value="-2.065" calcext:value-type="float">
            <text:p>(2.065)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<text:a xlink:href="http://www.census.gov/cgi-bin/sssd/naics/naicsrch?chart_code=62&amp;search=2012%20NAICS%20Search" xlink:type="simple">62</text:a></text:p>
          </table:table-cell>
          <table:table-cell office:value-type="string" calcext:value-type="string">
            <text:p>Health Care and Social Assistance</text:p>
          </table:table-cell>
          <table:table-cell table:formula="of:=CONCATENATE([.I17]; &quot; (&quot;; [.H17]; &quot;)&quot;)" office:value-type="string" office:string-value="Health Care and Social Assistance (62)" calcext:value-type="string">
            <text:p>Health Care and Social Assistance (62)</text:p>
          </table:table-cell>
        </table:table-row>
        <table:table-row table:style-name="ro2">
          <table:table-cell office:value-type="string" calcext:value-type="string">
            <text:p>Educational Services (61)</text:p>
          </table:table-cell>
          <table:table-cell office:value-type="float" office:value="0.362" calcext:value-type="float">
            <text:p>0.362</text:p>
          </table:table-cell>
          <table:table-cell office:value-type="float" office:value="-1.899" calcext:value-type="float">
            <text:p>(1.899)</text:p>
          </table:table-cell>
          <table:table-cell office:value-type="float" office:value="0.849" calcext:value-type="float">
            <text:p>0.849</text:p>
          </table:table-cell>
          <table:table-cell office:value-type="float" office:value="-0.832" calcext:value-type="float">
            <text:p>-0.832</text:p>
          </table:table-cell>
          <table:table-cell office:value-type="float" office:value="-4.141" calcext:value-type="float">
            <text:p>(4.141)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<text:a xlink:href="http://www.census.gov/cgi-bin/sssd/naics/naicsrch?chart_code=71&amp;search=2012%20NAICS%20Search" xlink:type="simple">71</text:a></text:p>
          </table:table-cell>
          <table:table-cell office:value-type="string" calcext:value-type="string">
            <text:p>Arts, Entertainment, and Recreation</text:p>
          </table:table-cell>
          <table:table-cell table:formula="of:=CONCATENATE([.I18]; &quot; (&quot;; [.H18]; &quot;)&quot;)" office:value-type="string" office:string-value="Arts, Entertainment, and Recreation (71)" calcext:value-type="string">
            <text:p>Arts, Entertainment, and Recreation (71)</text:p>
          </table:table-cell>
        </table:table-row>
        <table:table-row table:style-name="ro2">
          <table:table-cell office:value-type="string" calcext:value-type="string">
            <text:p>Health Care and Social Assistance (62)</text:p>
          </table:table-cell>
          <table:table-cell office:value-type="float" office:value="0.29" calcext:value-type="float">
            <text:p>0.29</text:p>
          </table:table-cell>
          <table:table-cell office:value-type="float" office:value="-0.566" calcext:value-type="float">
            <text:p>(0.566)</text:p>
          </table:table-cell>
          <table:table-cell office:value-type="float" office:value="0.608" calcext:value-type="float">
            <text:p>0.608</text:p>
          </table:table-cell>
          <table:table-cell office:value-type="float" office:value="-0.218" calcext:value-type="float">
            <text:p>-0.218</text:p>
          </table:table-cell>
          <table:table-cell office:value-type="float" office:value="-5.704" calcext:value-type="float">
            <text:p>(5.704)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a xlink:href="http://www.census.gov/cgi-bin/sssd/naics/naicsrch?chart_code=72&amp;search=2012%20NAICS%20Search" xlink:type="simple">72</text:a></text:p>
          </table:table-cell>
          <table:table-cell office:value-type="string" calcext:value-type="string">
            <text:p>Accommodation and Food Services</text:p>
          </table:table-cell>
          <table:table-cell table:formula="of:=CONCATENATE([.I19]; &quot; (&quot;; [.H19]; &quot;)&quot;)" office:value-type="string" office:string-value="Accommodation and Food Services (72)" calcext:value-type="string">
            <text:p>Accommodation and Food Services (72)</text:p>
          </table:table-cell>
        </table:table-row>
        <table:table-row table:style-name="ro5">
          <table:table-cell office:value-type="string" calcext:value-type="string">
            <text:p>Arts, Entertainment, and Recreation (71)</text:p>
          </table:table-cell>
          <table:table-cell office:value-type="float" office:value="0.147" calcext:value-type="float">
            <text:p>0.147</text:p>
          </table:table-cell>
          <table:table-cell office:value-type="float" office:value="-1.784" calcext:value-type="float">
            <text:p>(1.784)</text:p>
          </table:table-cell>
          <table:table-cell office:value-type="float" office:value="0.934" calcext:value-type="float">
            <text:p>0.934</text:p>
          </table:table-cell>
          <table:table-cell office:value-type="float" office:value="-101" calcext:value-type="float">
            <text:p>-101</text:p>
          </table:table-cell>
          <table:table-cell office:value-type="float" office:value="-31270.207" calcext:value-type="float">
            <text:p>(31,270.207)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<text:a xlink:href="http://www.census.gov/cgi-bin/sssd/naics/naicsrch?chart_code=81&amp;search=2012%20NAICS%20Search" xlink:type="simple">81</text:a></text:p>
          </table:table-cell>
          <table:table-cell office:value-type="string" calcext:value-type="string">
            <text:p>Other Services (except Public Administration)</text:p>
          </table:table-cell>
          <table:table-cell table:formula="of:=CONCATENATE([.I20]; &quot; (&quot;; [.H20]; &quot;)&quot;)" office:value-type="string" office:string-value="Other Services (except Public Administration) (81)" calcext:value-type="string">
            <text:p>Other Services (except Public Administration) (81)</text:p>
          </table:table-cell>
        </table:table-row>
        <table:table-row table:style-name="ro4">
          <table:table-cell office:value-type="string" calcext:value-type="string">
            <text:p>Accommodation and Food Services (72)</text:p>
          </table:table-cell>
          <table:table-cell office:value-type="float" office:value="0.415" calcext:value-type="float">
            <text:p>0.415</text:p>
          </table:table-cell>
          <table:table-cell office:value-type="float" office:value="-0.445" calcext:value-type="float">
            <text:p>(0.445)</text:p>
          </table:table-cell>
          <table:table-cell office:value-type="float" office:value="0.35" calcext:value-type="float">
            <text:p>0.35</text:p>
          </table:table-cell>
          <table:table-cell office:value-type="float" office:value="-2.15" calcext:value-type="float">
            <text:p>-2.15</text:p>
          </table:table-cell>
          <table:table-cell office:value-type="float" office:value="-12.73" calcext:value-type="float">
            <text:p>(12.730)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a xlink:href="http://www.census.gov/cgi-bin/sssd/naics/naicsrch?chart_code=92&amp;search=2012%20NAICS%20Search" xlink:type="simple">92</text:a></text:p>
          </table:table-cell>
          <table:table-cell office:value-type="string" calcext:value-type="string">
            <text:p>Public Administration</text:p>
          </table:table-cell>
          <table:table-cell table:formula="of:=CONCATENATE([.I21]; &quot; (&quot;; [.H21]; &quot;)&quot;)" office:value-type="string" office:string-value="Public Administration (92)" calcext:value-type="string">
            <text:p>Public Administration (92)</text:p>
          </table:table-cell>
        </table:table-row>
        <table:table-row table:style-name="ro2">
          <table:table-cell office:value-type="string" calcext:value-type="string">
            <text:p>Other Services (except Public Administration) (81)</text:p>
          </table:table-cell>
          <table:table-cell office:value-type="float" office:value="-0.474" calcext:value-type="float">
            <text:p>-0.474</text:p>
          </table:table-cell>
          <table:table-cell office:value-type="float" office:value="-7.066" calcext:value-type="float">
            <text:p>(7.066)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7" calcext:value-type="float">
            <text:p>0.367</text:p>
          </table:table-cell>
          <table:table-cell office:value-type="float" office:value="-0.666" calcext:value-type="float">
            <text:p>(0.666)</text:p>
          </table:table-cell>
          <table:table-cell office:value-type="float" office:value="0.582" calcext:value-type="float">
            <text:p>0.58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ublic Administration (92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3" number:min-integer-digits="1" number:grouping="true"/>
      <number:text> </number:text>
    </number:number-style>
    <number:number-style style:name="N120">
      <number:text>(</number:text>
      <number:number number:decimal-places="3" number:min-integer-digits="1" number:grouping="true"/>
      <number:text>)</number:text>
      <style:map style:condition="value()&gt;=0" style:apply-style-name="N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9:02:15.17823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51:57.300226075</meta:creation-date>
    <dc:date>2015-05-06T19:07:53.24839842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16" meta:object-count="0"/>
  </office:meta>
</office:document-meta>
</file>